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073e" officeooo:paragraph-rsid="0007073e"/>
    </style:style>
    <style:style style:name="P2" style:family="paragraph" style:parent-style-name="Standard">
      <style:text-properties officeooo:rsid="0008d6e2" officeooo:paragraph-rsid="0008d6e2"/>
    </style:style>
    <style:style style:name="P3" style:family="paragraph" style:parent-style-name="Standard">
      <style:text-properties officeooo:rsid="0008d6e2" officeooo:paragraph-rsid="0009afc6"/>
    </style:style>
    <style:style style:name="P4" style:family="paragraph" style:parent-style-name="Standard">
      <style:text-properties officeooo:rsid="0009afc6" officeooo:paragraph-rsid="0009afc6"/>
    </style:style>
    <style:style style:name="P5" style:family="paragraph" style:parent-style-name="Standard">
      <style:text-properties officeooo:rsid="0009cc28" officeooo:paragraph-rsid="0009cc28"/>
    </style:style>
    <style:style style:name="P6" style:family="paragraph" style:parent-style-name="Standard">
      <style:text-properties officeooo:rsid="000af6dc" officeooo:paragraph-rsid="000af6dc"/>
    </style:style>
    <style:style style:name="P7" style:family="paragraph" style:parent-style-name="Standard">
      <style:text-properties officeooo:rsid="000cbda1" officeooo:paragraph-rsid="000cbda1"/>
    </style:style>
    <style:style style:name="P8" style:family="paragraph" style:parent-style-name="Standard">
      <style:text-properties officeooo:rsid="000e6efd" officeooo:paragraph-rsid="000e6efd"/>
    </style:style>
    <style:style style:name="T1" style:family="text">
      <style:text-properties officeooo:rsid="0009a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db.Book.find().pretty();</text:p>
      <text:p text:style-name="P1">{ "_id" : ObjectId("5d88410d3ec9095762bd3b3d"), "Publisher_name" : "korth" }</text:p>
      <text:p text:style-name="P1">{</text:p>
      <text:p text:style-name="P1"><text:tab/>"_id" : ObjectId("5d88474f3ec9095762bd3b3f"),</text:p>
      <text:p text:style-name="P1"><text:tab/>"Book_ISBN" : 5,</text:p>
      <text:p text:style-name="P1"><text:tab/>"Title" : "TOC",</text:p>
      <text:p text:style-name="P1"><text:tab/>"Publisher_name" : "Pranav",</text:p>
      <text:p text:style-name="P1"><text:tab/>"author" : [</text:p>
      <text:p text:style-name="P1"><text:tab/><text:tab/>{</text:p>
      <text:p text:style-name="P1"><text:tab/><text:tab/><text:tab/>"Author_name" : "SHAHA",</text:p>
      <text:p text:style-name="P1"><text:tab/><text:tab/><text:tab/>"Author_address" : "delhi",</text:p>
      <text:p text:style-name="P1"><text:tab/><text:tab/><text:tab/>"phone" : [</text:p>
      <text:p text:style-name="P1"><text:tab/><text:tab/><text:tab/><text:tab/>{</text:p>
      <text:p text:style-name="P1"><text:tab/><text:tab/><text:tab/><text:tab/><text:tab/>"Author_phone" : "9965434455"</text:p>
      <text:p text:style-name="P1"><text:tab/><text:tab/><text:tab/><text:tab/>},</text:p>
      <text:p text:style-name="P1"><text:tab/><text:tab/><text:tab/><text:tab/>{</text:p>
      <text:p text:style-name="P1"><text:tab/><text:tab/><text:tab/><text:tab/><text:tab/>"landline" : 898764332</text:p>
      <text:p text:style-name="P1"><text:tab/><text:tab/><text:tab/><text:tab/>}</text:p>
      <text:p text:style-name="P1"><text:tab/><text:tab/><text:tab/>]</text:p>
      <text:p text:style-name="P1"><text:tab/><text:tab/>},</text:p>
      <text:p text:style-name="P1"><text:tab/><text:tab/>{</text:p>
      <text:p text:style-name="P1"><text:tab/><text:tab/><text:tab/>"Author_name" : "varsha",</text:p>
      <text:p text:style-name="P1"><text:tab/><text:tab/><text:tab/>"Author_address" : "Mumbai",</text:p>
      <text:p text:style-name="P1"><text:tab/><text:tab/><text:tab/>"phone" : [</text:p>
      <text:p text:style-name="P1"><text:tab/><text:tab/><text:tab/><text:tab/>{</text:p>
      <text:p text:style-name="P1"><text:tab/><text:tab/><text:tab/><text:tab/><text:tab/>"Author_phone" : "9898976654"</text:p>
      <text:p text:style-name="P1"><text:tab/><text:tab/><text:tab/><text:tab/>},</text:p>
      <text:p text:style-name="P1"><text:tab/><text:tab/><text:tab/><text:tab/>{</text:p>
      <text:p text:style-name="P1"><text:tab/><text:tab/><text:tab/><text:tab/><text:tab/>"landline" : 987654543257</text:p>
      <text:p text:style-name="P1"><text:tab/><text:tab/><text:tab/><text:tab/>}</text:p>
      <text:p text:style-name="P1"><text:tab/><text:tab/><text:tab/>]</text:p>
      <text:p text:style-name="P1"><text:tab/><text:tab/>}</text:p>
      <text:p text:style-name="P1"><text:tab/>],</text:p>
      <text:p text:style-name="P1"><text:tab/>"Publisher_city" : "Delhi",</text:p>
      <text:p text:style-name="P1"><text:tab/>"Price" : 500,</text:p>
      <text:p text:style-name="P1"><text:tab/>"Copy" : 70</text:p>
      <text:p text:style-name="P1">}</text:p>
      <text:p text:style-name="P1">{</text:p>
      <text:p text:style-name="P1"><text:tab/>"_id" : ObjectId("5d898f9d1c12ffa07040b802"),</text:p>
      <text:p text:style-name="P1"><text:tab/>"Book_ISBN" : 1,</text:p>
      <text:p text:style-name="P1"><text:tab/>"Title" : "JAVA",</text:p>
      <text:p text:style-name="P1"><text:tab/>"Publisher_name" : "Pearson",</text:p>
      <text:p text:style-name="P1"><text:tab/>"author" : {</text:p>
      <text:p text:style-name="P1"><text:tab/><text:tab/>"Author_name" : "Mr.Bagal",</text:p>
      <text:p text:style-name="P1"><text:tab/><text:tab/>"Author_address" : "Pune",</text:p>
      <text:p text:style-name="P1"><text:tab/><text:tab/>"phone" : [</text:p>
      <text:p text:style-name="P1"><text:tab/><text:tab/><text:tab/>{</text:p>
      <text:p text:style-name="P1"><text:tab/><text:tab/><text:tab/><text:tab/>"Author_phone" : "9922778844"</text:p>
      <text:p text:style-name="P1"><text:tab/><text:tab/><text:tab/>},</text:p>
      <text:p text:style-name="P1"><text:soft-page-break/><text:tab/><text:tab/><text:tab/>{</text:p>
      <text:p text:style-name="P1"><text:tab/><text:tab/><text:tab/><text:tab/>"landline" : 4574538</text:p>
      <text:p text:style-name="P1"><text:tab/><text:tab/><text:tab/>}</text:p>
      <text:p text:style-name="P1"><text:tab/><text:tab/>]</text:p>
      <text:p text:style-name="P1"><text:tab/>},</text:p>
      <text:p text:style-name="P1"><text:tab/>"Publisher_city" : "Pune",</text:p>
      <text:p text:style-name="P1"><text:tab/>"Price" : 250,</text:p>
      <text:p text:style-name="P1"><text:tab/>"Copy" : 100</text:p>
      <text:p text:style-name="P1">}</text:p>
      <text:p text:style-name="P1">{</text:p>
      <text:p text:style-name="P1"><text:tab/>"_id" : ObjectId("5d898fae1c12ffa07040b803"),</text:p>
      <text:p text:style-name="P1"><text:tab/>"Book_ISBN" : 1,</text:p>
      <text:p text:style-name="P1"><text:tab/>"Title" : "JAVA",</text:p>
      <text:p text:style-name="P1"><text:tab/>"Publisher_name" : "Pearson",</text:p>
      <text:p text:style-name="P1"><text:tab/>"author" : {</text:p>
      <text:p text:style-name="P1"><text:tab/><text:tab/>"Author_name" : "Mr.Bagal",</text:p>
      <text:p text:style-name="P1"><text:tab/><text:tab/>"Author_address" : "Pune",</text:p>
      <text:p text:style-name="P1"><text:tab/><text:tab/>"phone" : [</text:p>
      <text:p text:style-name="P1"><text:tab/><text:tab/><text:tab/>{</text:p>
      <text:p text:style-name="P1"><text:tab/><text:tab/><text:tab/><text:tab/>"Author_phone" : "9922778844"</text:p>
      <text:p text:style-name="P1"><text:tab/><text:tab/><text:tab/>},</text:p>
      <text:p text:style-name="P1"><text:tab/><text:tab/><text:tab/>{</text:p>
      <text:p text:style-name="P1"><text:tab/><text:tab/><text:tab/><text:tab/>"landline" : 4574538</text:p>
      <text:p text:style-name="P1"><text:tab/><text:tab/><text:tab/>}</text:p>
      <text:p text:style-name="P1"><text:tab/><text:tab/>]</text:p>
      <text:p text:style-name="P1"><text:tab/>},</text:p>
      <text:p text:style-name="P1"><text:tab/>"Publisher_city" : "Pune",</text:p>
      <text:p text:style-name="P1"><text:tab/>"Price" : 250,</text:p>
      <text:p text:style-name="P1"><text:tab/>"Copy" : 100</text:p>
      <text:p text:style-name="P1">}</text:p>
      <text:p text:style-name="P1">{</text:p>
      <text:p text:style-name="P1"><text:tab/>"_id" : ObjectId("5d89903a1c12ffa07040b804"),</text:p>
      <text:p text:style-name="P1"><text:tab/>"Book_ISBN" : 6,</text:p>
      <text:p text:style-name="P1"><text:tab/>"Title" : "DBMS",</text:p>
      <text:p text:style-name="P1"><text:tab/>"Publisher_name" : "TATA_magrow_hill",</text:p>
      <text:p text:style-name="P1"><text:tab/>"author" : {</text:p>
      <text:p text:style-name="P1"><text:tab/><text:tab/>"Author_name" : "Korth",</text:p>
      <text:p text:style-name="P1"><text:tab/><text:tab/>"Author_address" : "Pune",</text:p>
      <text:p text:style-name="P1"><text:tab/><text:tab/>"phone" : [</text:p>
      <text:p text:style-name="P1"><text:tab/><text:tab/><text:tab/>{</text:p>
      <text:p text:style-name="P1"><text:tab/><text:tab/><text:tab/><text:tab/>"Author_phone" : "7889787656"</text:p>
      <text:p text:style-name="P1"><text:tab/><text:tab/><text:tab/>},</text:p>
      <text:p text:style-name="P1"><text:tab/><text:tab/><text:tab/>{</text:p>
      <text:p text:style-name="P1"><text:tab/><text:tab/><text:tab/><text:tab/>"landline" : 90934785456</text:p>
      <text:p text:style-name="P1"><text:tab/><text:tab/><text:tab/>}</text:p>
      <text:p text:style-name="P1"><text:tab/><text:tab/>]</text:p>
      <text:p text:style-name="P1"><text:tab/>},</text:p>
      <text:p text:style-name="P1"><text:tab/>"Publisher_city" : "Pune",</text:p>
      <text:p text:style-name="P1"><text:tab/>"Price" : 205,</text:p>
      <text:p text:style-name="P1"><text:soft-page-break/><text:tab/>"Copy" : 2008</text:p>
      <text:p text:style-name="P1">}</text:p>
      <text:p text:style-name="P1">1.count::::-</text:p>
      <text:p text:style-name="P1"><text:s/>&gt; db.Book.count();</text:p>
      <text:p text:style-name="P1">5</text:p>
      <text:p text:style-name="P2">2.descending Book_ISBN</text:p>
      <text:p text:style-name="P2">&gt; db.Book.find().pretty().sort({"Book_ISBN":-1});</text:p>
      <text:p text:style-name="P2">{</text:p>
      <text:p text:style-name="P2"><text:tab/>"_id" : ObjectId("5d89903a1c12ffa07040b804"),</text:p>
      <text:p text:style-name="P2"><text:tab/>"Book_ISBN" : 6,</text:p>
      <text:p text:style-name="P2"><text:tab/>"Title" : "DBMS",</text:p>
      <text:p text:style-name="P2"><text:tab/>"Publisher_name" : "TATA_magrow_hill",</text:p>
      <text:p text:style-name="P2"><text:tab/>"author" : {</text:p>
      <text:p text:style-name="P2"><text:tab/><text:tab/>"Author_name" : "Korth",</text:p>
      <text:p text:style-name="P2"><text:tab/><text:tab/>"Author_address" : "Pune",</text:p>
      <text:p text:style-name="P2"><text:tab/><text:tab/>"phone" : [</text:p>
      <text:p text:style-name="P2"><text:tab/><text:tab/><text:tab/>{</text:p>
      <text:p text:style-name="P2"><text:tab/><text:tab/><text:tab/><text:tab/>"Author_phone" : "7889787656"</text:p>
      <text:p text:style-name="P2"><text:tab/><text:tab/><text:tab/>},</text:p>
      <text:p text:style-name="P2"><text:tab/><text:tab/><text:tab/>{</text:p>
      <text:p text:style-name="P2"><text:tab/><text:tab/><text:tab/><text:tab/>"landline" : 90934785456</text:p>
      <text:p text:style-name="P2"><text:tab/><text:tab/><text:tab/>}</text:p>
      <text:p text:style-name="P2"><text:tab/><text:tab/>]</text:p>
      <text:p text:style-name="P2"><text:tab/>},</text:p>
      <text:p text:style-name="P2"><text:tab/>"Publisher_city" : "Pune",</text:p>
      <text:p text:style-name="P2"><text:tab/>"Price" : 205,</text:p>
      <text:p text:style-name="P2"><text:tab/>"Copy" : 2008</text:p>
      <text:p text:style-name="P2">}</text:p>
      <text:p text:style-name="P2">{</text:p>
      <text:p text:style-name="P2"><text:tab/>"_id" : ObjectId("5d88474f3ec9095762bd3b3f"),</text:p>
      <text:p text:style-name="P2"><text:tab/>"Book_ISBN" : 5,</text:p>
      <text:p text:style-name="P2"><text:tab/>"Title" : "TOC",</text:p>
      <text:p text:style-name="P2"><text:tab/>"Publisher_name" : "Pranav",</text:p>
      <text:p text:style-name="P2"><text:tab/>"author" : [</text:p>
      <text:p text:style-name="P2"><text:tab/><text:tab/>{</text:p>
      <text:p text:style-name="P2"><text:tab/><text:tab/><text:tab/>"Author_name" : "SHAHA",</text:p>
      <text:p text:style-name="P2"><text:tab/><text:tab/><text:tab/>"Author_address" : "delhi",</text:p>
      <text:p text:style-name="P2"><text:tab/><text:tab/><text:tab/>"phone" : [</text:p>
      <text:p text:style-name="P2"><text:tab/><text:tab/><text:tab/><text:tab/>{</text:p>
      <text:p text:style-name="P2"><text:tab/><text:tab/><text:tab/><text:tab/><text:tab/>"Author_phone" : "9965434455"</text:p>
      <text:p text:style-name="P2"><text:tab/><text:tab/><text:tab/><text:tab/>},</text:p>
      <text:p text:style-name="P2"><text:tab/><text:tab/><text:tab/><text:tab/>{</text:p>
      <text:p text:style-name="P2"><text:tab/><text:tab/><text:tab/><text:tab/><text:tab/>"landline" : 898764332</text:p>
      <text:p text:style-name="P2"><text:tab/><text:tab/><text:tab/><text:tab/>}</text:p>
      <text:p text:style-name="P2"><text:tab/><text:tab/><text:tab/>]</text:p>
      <text:p text:style-name="P2"><text:tab/><text:tab/>},</text:p>
      <text:p text:style-name="P2"><text:tab/><text:tab/>{</text:p>
      <text:p text:style-name="P2"><text:tab/><text:tab/><text:tab/>"Author_name" : "varsha",</text:p>
      <text:p text:style-name="P2"><text:tab/><text:tab/><text:tab/>"Author_address" : "Mumbai",</text:p>
      <text:p text:style-name="P2"><text:soft-page-break/><text:tab/><text:tab/><text:tab/>"phone" : [</text:p>
      <text:p text:style-name="P2"><text:tab/><text:tab/><text:tab/><text:tab/>{</text:p>
      <text:p text:style-name="P2"><text:tab/><text:tab/><text:tab/><text:tab/><text:tab/>"Author_phone" : "9898976654"</text:p>
      <text:p text:style-name="P2"><text:tab/><text:tab/><text:tab/><text:tab/>},</text:p>
      <text:p text:style-name="P2"><text:tab/><text:tab/><text:tab/><text:tab/>{</text:p>
      <text:p text:style-name="P2"><text:tab/><text:tab/><text:tab/><text:tab/><text:tab/>"landline" : 987654543257</text:p>
      <text:p text:style-name="P2"><text:tab/><text:tab/><text:tab/><text:tab/>}</text:p>
      <text:p text:style-name="P2"><text:tab/><text:tab/><text:tab/>]</text:p>
      <text:p text:style-name="P2"><text:tab/><text:tab/>}</text:p>
      <text:p text:style-name="P2"><text:tab/>],</text:p>
      <text:p text:style-name="P2"><text:tab/>"Publisher_city" : "Delhi",</text:p>
      <text:p text:style-name="P2"><text:tab/>"Price" : 500,</text:p>
      <text:p text:style-name="P2"><text:tab/>"Copy" : 70</text:p>
      <text:p text:style-name="P2">}</text:p>
      <text:p text:style-name="P2">{</text:p>
      <text:p text:style-name="P2"><text:tab/>"_id" : ObjectId("5d898f9d1c12ffa07040b802"),</text:p>
      <text:p text:style-name="P2"><text:tab/>"Book_ISBN" : 1,</text:p>
      <text:p text:style-name="P2"><text:tab/>"Title" : "JAVA",</text:p>
      <text:p text:style-name="P2"><text:tab/>"Publisher_name" : "Pearson",</text:p>
      <text:p text:style-name="P2"><text:tab/>"author" : {</text:p>
      <text:p text:style-name="P2"><text:tab/><text:tab/>"Author_name" : "Mr.Bagal",</text:p>
      <text:p text:style-name="P2"><text:tab/><text:tab/>"Author_address" : "Pune",</text:p>
      <text:p text:style-name="P2"><text:tab/><text:tab/>"phone" : [</text:p>
      <text:p text:style-name="P2"><text:tab/><text:tab/><text:tab/>{</text:p>
      <text:p text:style-name="P2"><text:tab/><text:tab/><text:tab/><text:tab/>"Author_phone" : "9922778844"</text:p>
      <text:p text:style-name="P2"><text:tab/><text:tab/><text:tab/>},</text:p>
      <text:p text:style-name="P2"><text:tab/><text:tab/><text:tab/>{</text:p>
      <text:p text:style-name="P2"><text:tab/><text:tab/><text:tab/><text:tab/>"landline" : 4574538</text:p>
      <text:p text:style-name="P2"><text:tab/><text:tab/><text:tab/>}</text:p>
      <text:p text:style-name="P2"><text:tab/><text:tab/>]</text:p>
      <text:p text:style-name="P2"><text:tab/>},</text:p>
      <text:p text:style-name="P2"><text:tab/>"Publisher_city" : "Pune",</text:p>
      <text:p text:style-name="P2"><text:tab/>"Price" : 250,</text:p>
      <text:p text:style-name="P2"><text:tab/>"Copy" : 100</text:p>
      <text:p text:style-name="P2">}</text:p>
      <text:p text:style-name="P2">{</text:p>
      <text:p text:style-name="P2"><text:tab/>"_id" : ObjectId("5d898fae1c12ffa07040b803"),</text:p>
      <text:p text:style-name="P2"><text:tab/>"Book_ISBN" : 1,</text:p>
      <text:p text:style-name="P2"><text:tab/>"Title" : "JAVA",</text:p>
      <text:p text:style-name="P2"><text:tab/>"Publisher_name" : "Pearson",</text:p>
      <text:p text:style-name="P2"><text:tab/>"author" : {</text:p>
      <text:p text:style-name="P2"><text:tab/><text:tab/>"Author_name" : "Mr.Bagal",</text:p>
      <text:p text:style-name="P2"><text:tab/><text:tab/>"Author_address" : "Pune",</text:p>
      <text:p text:style-name="P2"><text:tab/><text:tab/>"phone" : [</text:p>
      <text:p text:style-name="P2"><text:tab/><text:tab/><text:tab/>{</text:p>
      <text:p text:style-name="P2"><text:tab/><text:tab/><text:tab/><text:tab/>"Author_phone" : "9922778844"</text:p>
      <text:p text:style-name="P2"><text:tab/><text:tab/><text:tab/>},</text:p>
      <text:p text:style-name="P2"><text:tab/><text:tab/><text:tab/>{</text:p>
      <text:p text:style-name="P2"><text:tab/><text:tab/><text:tab/><text:tab/>"landline" : 4574538</text:p>
      <text:p text:style-name="P2"><text:soft-page-break/><text:tab/><text:tab/><text:tab/>}</text:p>
      <text:p text:style-name="P2"><text:tab/><text:tab/>]</text:p>
      <text:p text:style-name="P2"><text:tab/>},</text:p>
      <text:p text:style-name="P2"><text:tab/>"Publisher_city" : "Pune",</text:p>
      <text:p text:style-name="P2"><text:tab/>"Price" : 250,</text:p>
      <text:p text:style-name="P2"><text:tab/>"Copy" : 100</text:p>
      <text:p text:style-name="P2">}</text:p>
      <text:p text:style-name="P2">{ "_id" : ObjectId("5d88410d3ec9095762bd3b3d"), "Publisher_name" : "korth" }</text:p>
      <text:p text:style-name="P3">&gt; <text:span text:style-name="T1">&gt; db.Book.find({"Title":"DBMS"}).pretty()</text:span></text:p>
      <text:p text:style-name="P4">{</text:p>
      <text:p text:style-name="P4"><text:tab/>"_id" : ObjectId("5d89903a1c12ffa07040b804"),</text:p>
      <text:p text:style-name="P4"><text:tab/>"Book_ISBN" : 6,</text:p>
      <text:p text:style-name="P4"><text:tab/>"Title" : "DBMS",</text:p>
      <text:p text:style-name="P4"><text:tab/>"Publisher_name" : "TATA_magrow_hill",</text:p>
      <text:p text:style-name="P4"><text:tab/>"author" : {</text:p>
      <text:p text:style-name="P4"><text:tab/><text:tab/>"Author_name" : "Korth",</text:p>
      <text:p text:style-name="P4"><text:tab/><text:tab/>"Author_address" : "Pune",</text:p>
      <text:p text:style-name="P4"><text:tab/><text:tab/>"phone" : [</text:p>
      <text:p text:style-name="P4"><text:tab/><text:tab/><text:tab/>{</text:p>
      <text:p text:style-name="P4"><text:tab/><text:tab/><text:tab/><text:tab/>"Author_phone" : "7889787656"</text:p>
      <text:p text:style-name="P4"><text:tab/><text:tab/><text:tab/>},</text:p>
      <text:p text:style-name="P4"><text:tab/><text:tab/><text:tab/>{</text:p>
      <text:p text:style-name="P4"><text:tab/><text:tab/><text:tab/><text:tab/>"landline" : 90934785456</text:p>
      <text:p text:style-name="P4"><text:tab/><text:tab/><text:tab/>}</text:p>
      <text:p text:style-name="P4"><text:tab/><text:tab/>]</text:p>
      <text:p text:style-name="P4"><text:tab/>},</text:p>
      <text:p text:style-name="P4"><text:tab/>"Publisher_city" : "Pune",</text:p>
      <text:p text:style-name="P4"><text:tab/>"Price" : 205,</text:p>
      <text:p text:style-name="P4"><text:tab/>"Copy" : 2008</text:p>
      <text:p text:style-name="P4">}</text:p>
      <text:p text:style-name="P5">4.update book copies 10 <text:s/>where publisher name is tata magrow hill</text:p>
      <text:p text:style-name="P5">&gt; db.Book.update({"Publisher_name":"TATA_magrow_hill"},{$set:{"copy":10}});</text:p>
      <text:p text:style-name="P5">&gt; db.Book.find().pretty();</text:p>
      <text:p text:style-name="P5">{ "_id" : ObjectId("5d88410d3ec9095762bd3b3d"), "Publisher_name" : "korth" }</text:p>
      <text:p text:style-name="P5">{</text:p>
      <text:p text:style-name="P5"><text:tab/>"_id" : ObjectId("5d88474f3ec9095762bd3b3f"),</text:p>
      <text:p text:style-name="P5"><text:tab/>"Book_ISBN" : 5,</text:p>
      <text:p text:style-name="P5"><text:tab/>"Title" : "TOC",</text:p>
      <text:p text:style-name="P5"><text:tab/>"Publisher_name" : "Pranav",</text:p>
      <text:p text:style-name="P5"><text:tab/>"author" : [</text:p>
      <text:p text:style-name="P5"><text:tab/><text:tab/>{</text:p>
      <text:p text:style-name="P5"><text:tab/><text:tab/><text:tab/>"Author_name" : "SHAHA",</text:p>
      <text:p text:style-name="P5"><text:tab/><text:tab/><text:tab/>"Author_address" : "delhi",</text:p>
      <text:p text:style-name="P5"><text:tab/><text:tab/><text:tab/>"phone" : [</text:p>
      <text:p text:style-name="P5"><text:tab/><text:tab/><text:tab/><text:tab/>{</text:p>
      <text:p text:style-name="P5"><text:tab/><text:tab/><text:tab/><text:tab/><text:tab/>"Author_phone" : "9965434455"</text:p>
      <text:p text:style-name="P5"><text:tab/><text:tab/><text:tab/><text:tab/>},</text:p>
      <text:p text:style-name="P5"><text:tab/><text:tab/><text:tab/><text:tab/>{</text:p>
      <text:p text:style-name="P5"><text:tab/><text:tab/><text:tab/><text:tab/><text:tab/>"landline" : 898764332</text:p>
      <text:p text:style-name="P5"><text:soft-page-break/><text:tab/><text:tab/><text:tab/><text:tab/>}</text:p>
      <text:p text:style-name="P5"><text:tab/><text:tab/><text:tab/>]</text:p>
      <text:p text:style-name="P5"><text:tab/><text:tab/>},</text:p>
      <text:p text:style-name="P5"><text:tab/><text:tab/>{</text:p>
      <text:p text:style-name="P5"><text:tab/><text:tab/><text:tab/>"Author_name" : "varsha",</text:p>
      <text:p text:style-name="P5"><text:tab/><text:tab/><text:tab/>"Author_address" : "Mumbai",</text:p>
      <text:p text:style-name="P5"><text:tab/><text:tab/><text:tab/>"phone" : [</text:p>
      <text:p text:style-name="P5"><text:tab/><text:tab/><text:tab/><text:tab/>{</text:p>
      <text:p text:style-name="P5"><text:tab/><text:tab/><text:tab/><text:tab/><text:tab/>"Author_phone" : "9898976654"</text:p>
      <text:p text:style-name="P5"><text:tab/><text:tab/><text:tab/><text:tab/>},</text:p>
      <text:p text:style-name="P5"><text:tab/><text:tab/><text:tab/><text:tab/>{</text:p>
      <text:p text:style-name="P5"><text:tab/><text:tab/><text:tab/><text:tab/><text:tab/>"landline" : 987654543257</text:p>
      <text:p text:style-name="P5"><text:tab/><text:tab/><text:tab/><text:tab/>}</text:p>
      <text:p text:style-name="P5"><text:tab/><text:tab/><text:tab/>]</text:p>
      <text:p text:style-name="P5"><text:tab/><text:tab/>}</text:p>
      <text:p text:style-name="P5"><text:tab/>],</text:p>
      <text:p text:style-name="P5"><text:tab/>"Publisher_city" : "Delhi",</text:p>
      <text:p text:style-name="P5"><text:tab/>"Price" : 500,</text:p>
      <text:p text:style-name="P5"><text:tab/>"Copy" : 70</text:p>
      <text:p text:style-name="P5">}</text:p>
      <text:p text:style-name="P5">{</text:p>
      <text:p text:style-name="P5"><text:tab/>"_id" : ObjectId("5d898f9d1c12ffa07040b802"),</text:p>
      <text:p text:style-name="P5"><text:tab/>"Book_ISBN" : 1,</text:p>
      <text:p text:style-name="P5"><text:tab/>"Title" : "JAVA",</text:p>
      <text:p text:style-name="P5"><text:tab/>"Publisher_name" : "Pearson",</text:p>
      <text:p text:style-name="P5"><text:tab/>"author" : {</text:p>
      <text:p text:style-name="P5"><text:tab/><text:tab/>"Author_name" : "Mr.Bagal",</text:p>
      <text:p text:style-name="P5"><text:tab/><text:tab/>"Author_address" : "Pune",</text:p>
      <text:p text:style-name="P5"><text:tab/><text:tab/>"phone" : [</text:p>
      <text:p text:style-name="P5"><text:tab/><text:tab/><text:tab/>{</text:p>
      <text:p text:style-name="P5"><text:tab/><text:tab/><text:tab/><text:tab/>"Author_phone" : "9922778844"</text:p>
      <text:p text:style-name="P5"><text:tab/><text:tab/><text:tab/>},</text:p>
      <text:p text:style-name="P5"><text:tab/><text:tab/><text:tab/>{</text:p>
      <text:p text:style-name="P5"><text:tab/><text:tab/><text:tab/><text:tab/>"landline" : 4574538</text:p>
      <text:p text:style-name="P5"><text:tab/><text:tab/><text:tab/>}</text:p>
      <text:p text:style-name="P5"><text:tab/><text:tab/>]</text:p>
      <text:p text:style-name="P5"><text:tab/>},</text:p>
      <text:p text:style-name="P5"><text:tab/>"Publisher_city" : "Pune",</text:p>
      <text:p text:style-name="P5"><text:tab/>"Price" : 250,</text:p>
      <text:p text:style-name="P5"><text:tab/>"Copy" : 100</text:p>
      <text:p text:style-name="P5">}</text:p>
      <text:p text:style-name="P5">{</text:p>
      <text:p text:style-name="P5"><text:tab/>"_id" : ObjectId("5d898fae1c12ffa07040b803"),</text:p>
      <text:p text:style-name="P5"><text:tab/>"Book_ISBN" : 1,</text:p>
      <text:p text:style-name="P5"><text:tab/>"Title" : "JAVA",</text:p>
      <text:p text:style-name="P5"><text:tab/>"Publisher_name" : "Pearson",</text:p>
      <text:p text:style-name="P5"><text:tab/>"author" : {</text:p>
      <text:p text:style-name="P5"><text:tab/><text:tab/>"Author_name" : "Mr.Bagal",</text:p>
      <text:p text:style-name="P5"><text:tab/><text:tab/>"Author_address" : "Pune",</text:p>
      <text:p text:style-name="P5"><text:soft-page-break/><text:tab/><text:tab/>"phone" : [</text:p>
      <text:p text:style-name="P5"><text:tab/><text:tab/><text:tab/>{</text:p>
      <text:p text:style-name="P5"><text:tab/><text:tab/><text:tab/><text:tab/>"Author_phone" : "9922778844"</text:p>
      <text:p text:style-name="P5"><text:tab/><text:tab/><text:tab/>},</text:p>
      <text:p text:style-name="P5"><text:tab/><text:tab/><text:tab/>{</text:p>
      <text:p text:style-name="P5"><text:tab/><text:tab/><text:tab/><text:tab/>"landline" : 4574538</text:p>
      <text:p text:style-name="P5"><text:tab/><text:tab/><text:tab/>}</text:p>
      <text:p text:style-name="P5"><text:tab/><text:tab/>]</text:p>
      <text:p text:style-name="P5"><text:tab/>},</text:p>
      <text:p text:style-name="P5"><text:tab/>"Publisher_city" : "Pune",</text:p>
      <text:p text:style-name="P5"><text:tab/>"Price" : 250,</text:p>
      <text:p text:style-name="P5"><text:tab/>"Copy" : 100</text:p>
      <text:p text:style-name="P5">}</text:p>
      <text:p text:style-name="P5">{</text:p>
      <text:p text:style-name="P5"><text:tab/>"Book_ISBN" : 6,</text:p>
      <text:p text:style-name="P5"><text:tab/>"Copy" : 2008,</text:p>
      <text:p text:style-name="P5"><text:tab/>"Price" : 205,</text:p>
      <text:p text:style-name="P5"><text:tab/>"Publisher_city" : "Pune",</text:p>
      <text:p text:style-name="P5"><text:tab/>"Publisher_name" : "TATA_magrow_hill",</text:p>
      <text:p text:style-name="P5"><text:tab/>"Title" : "DBMS",</text:p>
      <text:p text:style-name="P5"><text:tab/>"_id" : ObjectId("5d89903a1c12ffa07040b804"),</text:p>
      <text:p text:style-name="P5"><text:tab/>"author" : {</text:p>
      <text:p text:style-name="P5"><text:tab/><text:tab/>"Author_name" : "Korth",</text:p>
      <text:p text:style-name="P5"><text:tab/><text:tab/>"Author_address" : "Pune",</text:p>
      <text:p text:style-name="P5"><text:tab/><text:tab/>"phone" : [</text:p>
      <text:p text:style-name="P5"><text:tab/><text:tab/><text:tab/>{</text:p>
      <text:p text:style-name="P5"><text:tab/><text:tab/><text:tab/><text:tab/>"Author_phone" : "7889787656"</text:p>
      <text:p text:style-name="P5"><text:tab/><text:tab/><text:tab/>},</text:p>
      <text:p text:style-name="P5"><text:tab/><text:tab/><text:tab/>{</text:p>
      <text:p text:style-name="P5"><text:tab/><text:tab/><text:tab/><text:tab/>"landline" : 90934785456</text:p>
      <text:p text:style-name="P5"><text:tab/><text:tab/><text:tab/>}</text:p>
      <text:p text:style-name="P5"><text:tab/><text:tab/>]</text:p>
      <text:p text:style-name="P5"><text:tab/>},</text:p>
      <text:p text:style-name="P5"><text:tab/>"copy" : 10</text:p>
      <text:p text:style-name="P5">}</text:p>
      <text:p text:style-name="P6">5.name of publisher as no of books published by them asending order</text:p>
      <text:p text:style-name="P6">&gt; db.Book.find({},{"Publisher_name":1,_id:0}).sort({"Copies":1})</text:p>
      <text:p text:style-name="P6">{ "Publisher_name" : "korth" }</text:p>
      <text:p text:style-name="P6">{ "Publisher_name" : "Pranav" }</text:p>
      <text:p text:style-name="P6">{ "Publisher_name" : "Pearson" }</text:p>
      <text:p text:style-name="P6">{ "Publisher_name" : "Pearson" }</text:p>
      <text:p text:style-name="P6">{ "Publisher_name" : "TATA_magrow_hill" }</text:p>
      <text:p text:style-name="P7">6.gate publisher name who published at least one book written by author name like k%</text:p>
      <text:p text:style-name="P7">db.Book.find({$and:[{"author.Author_name":{$gte:"J"}},{"author.Author_name":{$lt:"L"}}]},{"Publisher_name":1,_id:0}).pretty();</text:p>
      <text:p text:style-name="P7">{ "Publisher_name" : "TATA_magrow_hill" }</text:p>
      <text:p text:style-name="P8">7. delete book from book table written by author korth</text:p>
      <text:p text:style-name="P8">&gt; db.Book.remove({"author.Author_name":"Korth"});</text:p>
      <text:p text:style-name="P8">&gt; db.Book.find().pretty();</text:p>
      <text:p text:style-name="P8"><text:soft-page-break/>{ "_id" : ObjectId("5d88410d3ec9095762bd3b3d"), "Publisher_name" : "korth" }</text:p>
      <text:p text:style-name="P8">{</text:p>
      <text:p text:style-name="P8"><text:tab/>"_id" : ObjectId("5d88474f3ec9095762bd3b3f"),</text:p>
      <text:p text:style-name="P8"><text:tab/>"Book_ISBN" : 5,</text:p>
      <text:p text:style-name="P8"><text:tab/>"Title" : "TOC",</text:p>
      <text:p text:style-name="P8"><text:tab/>"Publisher_name" : "Pranav",</text:p>
      <text:p text:style-name="P8"><text:tab/>"author" : [</text:p>
      <text:p text:style-name="P8"><text:tab/><text:tab/>{</text:p>
      <text:p text:style-name="P8"><text:tab/><text:tab/><text:tab/>"Author_name" : "SHAHA",</text:p>
      <text:p text:style-name="P8"><text:tab/><text:tab/><text:tab/>"Author_address" : "delhi",</text:p>
      <text:p text:style-name="P8"><text:tab/><text:tab/><text:tab/>"phone" : [</text:p>
      <text:p text:style-name="P8"><text:tab/><text:tab/><text:tab/><text:tab/>{</text:p>
      <text:p text:style-name="P8"><text:tab/><text:tab/><text:tab/><text:tab/><text:tab/>"Author_phone" : "9965434455"</text:p>
      <text:p text:style-name="P8"><text:tab/><text:tab/><text:tab/><text:tab/>},</text:p>
      <text:p text:style-name="P8"><text:tab/><text:tab/><text:tab/><text:tab/>{</text:p>
      <text:p text:style-name="P8"><text:tab/><text:tab/><text:tab/><text:tab/><text:tab/>"landline" : 898764332</text:p>
      <text:p text:style-name="P8"><text:tab/><text:tab/><text:tab/><text:tab/>}</text:p>
      <text:p text:style-name="P8"><text:tab/><text:tab/><text:tab/>]</text:p>
      <text:p text:style-name="P8"><text:tab/><text:tab/>},</text:p>
      <text:p text:style-name="P8"><text:tab/><text:tab/>{</text:p>
      <text:p text:style-name="P8"><text:tab/><text:tab/><text:tab/>"Author_name" : "varsha",</text:p>
      <text:p text:style-name="P8"><text:tab/><text:tab/><text:tab/>"Author_address" : "Mumbai",</text:p>
      <text:p text:style-name="P8"><text:tab/><text:tab/><text:tab/>"phone" : [</text:p>
      <text:p text:style-name="P8"><text:tab/><text:tab/><text:tab/><text:tab/>{</text:p>
      <text:p text:style-name="P8"><text:tab/><text:tab/><text:tab/><text:tab/><text:tab/>"Author_phone" : "9898976654"</text:p>
      <text:p text:style-name="P8"><text:tab/><text:tab/><text:tab/><text:tab/>},</text:p>
      <text:p text:style-name="P8"><text:tab/><text:tab/><text:tab/><text:tab/>{</text:p>
      <text:p text:style-name="P8"><text:tab/><text:tab/><text:tab/><text:tab/><text:tab/>"landline" : 987654543257</text:p>
      <text:p text:style-name="P8"><text:tab/><text:tab/><text:tab/><text:tab/>}</text:p>
      <text:p text:style-name="P8"><text:tab/><text:tab/><text:tab/>]</text:p>
      <text:p text:style-name="P8"><text:tab/><text:tab/>}</text:p>
      <text:p text:style-name="P8"><text:tab/>],</text:p>
      <text:p text:style-name="P8"><text:tab/>"Publisher_city" : "Delhi",</text:p>
      <text:p text:style-name="P8"><text:tab/>"Price" : 500,</text:p>
      <text:p text:style-name="P8"><text:tab/>"Copy" : 70</text:p>
      <text:p text:style-name="P8">}</text:p>
      <text:p text:style-name="P8">{</text:p>
      <text:p text:style-name="P8"><text:tab/>"_id" : ObjectId("5d898f9d1c12ffa07040b802"),</text:p>
      <text:p text:style-name="P8"><text:tab/>"Book_ISBN" : 1,</text:p>
      <text:p text:style-name="P8"><text:tab/>"Title" : "JAVA",</text:p>
      <text:p text:style-name="P8"><text:tab/>"Publisher_name" : "Pearson",</text:p>
      <text:p text:style-name="P8"><text:tab/>"author" : {</text:p>
      <text:p text:style-name="P8"><text:tab/><text:tab/>"Author_name" : "Mr.Bagal",</text:p>
      <text:p text:style-name="P8"><text:tab/><text:tab/>"Author_address" : "Pune",</text:p>
      <text:p text:style-name="P8"><text:tab/><text:tab/>"phone" : [</text:p>
      <text:p text:style-name="P8"><text:tab/><text:tab/><text:tab/>{</text:p>
      <text:p text:style-name="P8"><text:tab/><text:tab/><text:tab/><text:tab/>"Author_phone" : "9922778844"</text:p>
      <text:p text:style-name="P8"><text:tab/><text:tab/><text:tab/>},</text:p>
      <text:p text:style-name="P8"><text:tab/><text:tab/><text:tab/>{</text:p>
      <text:p text:style-name="P8"><text:soft-page-break/><text:tab/><text:tab/><text:tab/><text:tab/>"landline" : 4574538</text:p>
      <text:p text:style-name="P8"><text:tab/><text:tab/><text:tab/>}</text:p>
      <text:p text:style-name="P8"><text:tab/><text:tab/>]</text:p>
      <text:p text:style-name="P8"><text:tab/>},</text:p>
      <text:p text:style-name="P8"><text:tab/>"Publisher_city" : "Pune",</text:p>
      <text:p text:style-name="P8"><text:tab/>"Price" : 250,</text:p>
      <text:p text:style-name="P8"><text:tab/>"Copy" : 100</text:p>
      <text:p text:style-name="P8">}</text:p>
      <text:p text:style-name="P8">{</text:p>
      <text:p text:style-name="P8"><text:tab/>"_id" : ObjectId("5d898fae1c12ffa07040b803"),</text:p>
      <text:p text:style-name="P8"><text:tab/>"Book_ISBN" : 1,</text:p>
      <text:p text:style-name="P8"><text:tab/>"Title" : "JAVA",</text:p>
      <text:p text:style-name="P8"><text:tab/>"Publisher_name" : "Pearson",</text:p>
      <text:p text:style-name="P8"><text:tab/>"author" : {</text:p>
      <text:p text:style-name="P8"><text:tab/><text:tab/>"Author_name" : "Mr.Bagal",</text:p>
      <text:p text:style-name="P8"><text:tab/><text:tab/>"Author_address" : "Pune",</text:p>
      <text:p text:style-name="P8"><text:tab/><text:tab/>"phone" : [</text:p>
      <text:p text:style-name="P8"><text:tab/><text:tab/><text:tab/>{</text:p>
      <text:p text:style-name="P8"><text:tab/><text:tab/><text:tab/><text:tab/>"Author_phone" : "9922778844"</text:p>
      <text:p text:style-name="P8"><text:tab/><text:tab/><text:tab/>},</text:p>
      <text:p text:style-name="P8"><text:tab/><text:tab/><text:tab/>{</text:p>
      <text:p text:style-name="P8"><text:tab/><text:tab/><text:tab/><text:tab/>"landline" : 4574538</text:p>
      <text:p text:style-name="P8"><text:tab/><text:tab/><text:tab/>}</text:p>
      <text:p text:style-name="P8"><text:tab/><text:tab/>]</text:p>
      <text:p text:style-name="P8"><text:tab/>},</text:p>
      <text:p text:style-name="P8"><text:tab/>"Publisher_city" : "Pune",</text:p>
      <text:p text:style-name="P8"><text:tab/>"Price" : 250,</text:p>
      <text:p text:style-name="P8"><text:tab/>"Copy" : 100</text:p>
      <text:p text:style-name="P8">}</text:p>
      <text:p text:style-name="P8">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9-24T09:31:21.878402421</meta:creation-date>
    <dc:date>2019-09-24T10:06:21.522104924</dc:date>
    <dc:creator>student </dc:creator>
    <meta:editing-duration>PT34M13S</meta:editing-duration>
    <meta:editing-cycles>7</meta:editing-cycles>
    <meta:generator>LibreOffice/4.1.3.2$Linux_X86_64 LibreOffice_project/410$Build-2</meta:generator>
    <meta:document-statistic meta:table-count="0" meta:image-count="0" meta:object-count="0" meta:page-count="9" meta:paragraph-count="421" meta:word-count="986" meta:character-count="7823" meta:non-whitespace-character-count="6021"/>
  </office:meta>
</office:document-meta>
</file>